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83.73pt" svg:y="48.76pt">
            <loext:p draw:notify-on-update-of-ranges="Sheet1.B5:Sheet1.B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84.52pt" svg:y="316.8pt">
            <loext:p draw:notify-on-update-of-ranges="Sheet1.C5:Sheet1.C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4.4026566" calcext:value-type="float">
            <text:p>44.40265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.6748428" calcext:value-type="float">
            <text:p>40.6748428</text:p>
          </table:table-cell>
          <table:table-cell office:value-type="float" office:value="1555625.62" calcext:value-type="float">
            <text:p>1555625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3076172" calcext:value-type="float">
            <text:p>38.3076172</text:p>
          </table:table-cell>
          <table:table-cell office:value-type="float" office:value="1626863.25" calcext:value-type="float">
            <text:p>1626863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3245049" calcext:value-type="float">
            <text:p>43.3245049</text:p>
          </table:table-cell>
          <table:table-cell office:value-type="float" office:value="1491851.62" calcext:value-type="float">
            <text:p>1491851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.6224327" calcext:value-type="float">
            <text:p>43.6224327</text:p>
          </table:table-cell>
          <table:table-cell office:value-type="float" office:value="1488437.12" calcext:value-type="float">
            <text:p>1488437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7077217" calcext:value-type="float">
            <text:p>44.7077217</text:p>
          </table:table-cell>
          <table:table-cell office:value-type="float" office:value="1470654.25" calcext:value-type="float">
            <text:p>1470654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.8797798" calcext:value-type="float">
            <text:p>44.8797798</text:p>
          </table:table-cell>
          <table:table-cell office:value-type="float" office:value="1471201" calcext:value-type="float">
            <text:p>14712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.9685364" calcext:value-type="float">
            <text:p>44.9685364</text:p>
          </table:table-cell>
          <table:table-cell office:value-type="float" office:value="1471258.62" calcext:value-type="float">
            <text:p>1471258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.8022575" calcext:value-type="float">
            <text:p>44.8022575</text:p>
          </table:table-cell>
          <table:table-cell office:value-type="float" office:value="1475105.5" calcext:value-type="float">
            <text:p>147510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.6634331" calcext:value-type="float">
            <text:p>44.6634331</text:p>
          </table:table-cell>
          <table:table-cell office:value-type="float" office:value="1477263" calcext:value-type="float">
            <text:p>14772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.5227585" calcext:value-type="float">
            <text:p>44.5227585</text:p>
          </table:table-cell>
          <table:table-cell office:value-type="float" office:value="1479125.25" calcext:value-type="float">
            <text:p>1479125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.435688" calcext:value-type="float">
            <text:p>44.435688</text:p>
          </table:table-cell>
          <table:table-cell office:value-type="float" office:value="1479742" calcext:value-type="float">
            <text:p>14797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.3813019" calcext:value-type="float">
            <text:p>44.3813019</text:p>
          </table:table-cell>
          <table:table-cell office:value-type="float" office:value="1479997.75" calcext:value-type="float">
            <text:p>1479997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.3574295" calcext:value-type="float">
            <text:p>44.3574295</text:p>
          </table:table-cell>
          <table:table-cell office:value-type="float" office:value="1479933.25" calcext:value-type="float">
            <text:p>1479933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.3516159" calcext:value-type="float">
            <text:p>44.3516159</text:p>
          </table:table-cell>
          <table:table-cell office:value-type="float" office:value="1479847.5" calcext:value-type="float">
            <text:p>1479847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.3558693" calcext:value-type="float">
            <text:p>44.3558693</text:p>
          </table:table-cell>
          <table:table-cell office:value-type="float" office:value="1479729.75" calcext:value-type="float">
            <text:p>1479729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.3647308" calcext:value-type="float">
            <text:p>44.3647308</text:p>
          </table:table-cell>
          <table:table-cell office:value-type="float" office:value="1479738.25" calcext:value-type="float">
            <text:p>1479738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3742294" calcext:value-type="float">
            <text:p>44.3742294</text:p>
          </table:table-cell>
          <table:table-cell office:value-type="float" office:value="1479720" calcext:value-type="float">
            <text:p>14797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3831863" calcext:value-type="float">
            <text:p>44.3831863</text:p>
          </table:table-cell>
          <table:table-cell office:value-type="float" office:value="1479727" calcext:value-type="float">
            <text:p>14797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.3901939" calcext:value-type="float">
            <text:p>44.3901939</text:p>
          </table:table-cell>
          <table:table-cell office:value-type="float" office:value="1479734" calcext:value-type="float">
            <text:p>14797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.3954315" calcext:value-type="float">
            <text:p>44.3954315</text:p>
          </table:table-cell>
          <table:table-cell office:value-type="float" office:value="1479761.88" calcext:value-type="float">
            <text:p>1479761.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.3989716" calcext:value-type="float">
            <text:p>44.3989716</text:p>
          </table:table-cell>
          <table:table-cell office:value-type="float" office:value="1479769.75" calcext:value-type="float">
            <text:p>1479769.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.4013252" calcext:value-type="float">
            <text:p>44.4013252</text:p>
          </table:table-cell>
          <table:table-cell office:value-type="float" office:value="1479784.75" calcext:value-type="float">
            <text:p>1479784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.402626" calcext:value-type="float">
            <text:p>44.402626</text:p>
          </table:table-cell>
          <table:table-cell office:value-type="float" office:value="1479791" calcext:value-type="float">
            <text:p>14797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.4034119" calcext:value-type="float">
            <text:p>44.4034119</text:p>
          </table:table-cell>
          <table:table-cell office:value-type="float" office:value="1479799.75" calcext:value-type="float">
            <text:p>1479799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.4036636" calcext:value-type="float">
            <text:p>44.4036636</text:p>
          </table:table-cell>
          <table:table-cell office:value-type="float" office:value="1479808.5" calcext:value-type="float">
            <text:p>1479808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.4036407" calcext:value-type="float">
            <text:p>44.4036407</text:p>
          </table:table-cell>
          <table:table-cell office:value-type="float" office:value="1479821.5" calcext:value-type="float">
            <text:p>1479821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.4034691" calcext:value-type="float">
            <text:p>44.4034691</text:p>
          </table:table-cell>
          <table:table-cell office:value-type="float" office:value="1479835" calcext:value-type="float">
            <text:p>14798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.4031639" calcext:value-type="float">
            <text:p>44.4031639</text:p>
          </table:table-cell>
          <table:table-cell office:value-type="float" office:value="1479851.5" calcext:value-type="float">
            <text:p>1479851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.4028893" calcext:value-type="float">
            <text:p>44.4028893</text:p>
          </table:table-cell>
          <table:table-cell office:value-type="float" office:value="1479863.88" calcext:value-type="float">
            <text:p>1479863.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.4026337" calcext:value-type="float">
            <text:p>44.4026337</text:p>
          </table:table-cell>
          <table:table-cell office:value-type="float" office:value="1479875.75" calcext:value-type="float">
            <text:p>1479875.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.4023514" calcext:value-type="float">
            <text:p>44.4023514</text:p>
          </table:table-cell>
          <table:table-cell office:value-type="float" office:value="1479886.38" calcext:value-type="float">
            <text:p>1479886.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.4021721" calcext:value-type="float">
            <text:p>44.4021721</text:p>
          </table:table-cell>
          <table:table-cell office:value-type="float" office:value="1479896.5" calcext:value-type="float">
            <text:p>1479896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.4020271" calcext:value-type="float">
            <text:p>44.4020271</text:p>
          </table:table-cell>
          <table:table-cell office:value-type="float" office:value="1479907.62" calcext:value-type="float">
            <text:p>1479907.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.4018631" calcext:value-type="float">
            <text:p>44.4018631</text:p>
          </table:table-cell>
          <table:table-cell office:value-type="float" office:value="1479920.5" calcext:value-type="float">
            <text:p>1479920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.4017792" calcext:value-type="float">
            <text:p>44.4017792</text:p>
          </table:table-cell>
          <table:table-cell office:value-type="float" office:value="1479931.62" calcext:value-type="float">
            <text:p>1479931.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.4017105" calcext:value-type="float">
            <text:p>44.4017105</text:p>
          </table:table-cell>
          <table:table-cell office:value-type="float" office:value="1479942.5" calcext:value-type="float">
            <text:p>1479942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.4016609" calcext:value-type="float">
            <text:p>44.4016609</text:p>
          </table:table-cell>
          <table:table-cell office:value-type="float" office:value="1479957.25" calcext:value-type="float">
            <text:p>1479957.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.401577" calcext:value-type="float">
            <text:p>44.401577</text:p>
          </table:table-cell>
          <table:table-cell office:value-type="float" office:value="1479968.25" calcext:value-type="float">
            <text:p>1479968.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.4015274" calcext:value-type="float">
            <text:p>44.4015274</text:p>
          </table:table-cell>
          <table:table-cell office:value-type="float" office:value="1479979.75" calcext:value-type="float">
            <text:p>1479979.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.4014778" calcext:value-type="float">
            <text:p>44.4014778</text:p>
          </table:table-cell>
          <table:table-cell office:value-type="float" office:value="1479987.75" calcext:value-type="float">
            <text:p>1479987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.4014854" calcext:value-type="float">
            <text:p>44.4014854</text:p>
          </table:table-cell>
          <table:table-cell office:value-type="float" office:value="1479996.75" calcext:value-type="float">
            <text:p>1479996.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.4014359" calcext:value-type="float">
            <text:p>44.4014359</text:p>
          </table:table-cell>
          <table:table-cell office:value-type="float" office:value="1480004.75" calcext:value-type="float">
            <text:p>1480004.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.4014091" calcext:value-type="float">
            <text:p>44.4014091</text:p>
          </table:table-cell>
          <table:table-cell office:value-type="float" office:value="1480015" calcext:value-type="float">
            <text:p>1480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.4013863" calcext:value-type="float">
            <text:p>44.4013863</text:p>
          </table:table-cell>
          <table:table-cell office:value-type="float" office:value="1480025.25" calcext:value-type="float">
            <text:p>1480025.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4013786" calcext:value-type="float">
            <text:p>44.4013786</text:p>
          </table:table-cell>
          <table:table-cell office:value-type="float" office:value="1480035" calcext:value-type="float">
            <text:p>14800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.4013214" calcext:value-type="float">
            <text:p>44.4013214</text:p>
          </table:table-cell>
          <table:table-cell office:value-type="float" office:value="1480044.88" calcext:value-type="float">
            <text:p>1480044.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.4013023" calcext:value-type="float">
            <text:p>44.4013023</text:p>
          </table:table-cell>
          <table:table-cell office:value-type="float" office:value="1480055" calcext:value-type="float">
            <text:p>14800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.4012871" calcext:value-type="float">
            <text:p>44.4012871</text:p>
          </table:table-cell>
          <table:table-cell office:value-type="float" office:value="1480063" calcext:value-type="float">
            <text:p>1480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.4012642" calcext:value-type="float">
            <text:p>44.4012642</text:p>
          </table:table-cell>
          <table:table-cell office:value-type="float" office:value="1480070.75" calcext:value-type="float">
            <text:p>1480070.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.4012527" calcext:value-type="float">
            <text:p>44.4012527</text:p>
          </table:table-cell>
          <table:table-cell office:value-type="float" office:value="1480078.12" calcext:value-type="float">
            <text:p>1480078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8:54:43.951194921</meta:creation-date>
    <dc:date>2019-03-23T19:09:35.964369838</dc:date>
    <meta:editing-duration>PT4M12S</meta:editing-duration>
    <meta:editing-cycles>1</meta:editing-cycles>
    <meta:document-statistic meta:table-count="1" meta:cell-count="15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8cm" svg:y="0.316cm" chart:style-name="ch2">
          <text:p>PSNR</text:p>
        </chart:title>
        <chart:plot-area chart:style-name="ch3" table:cell-range-address="Sheet1.B5:Sheet1.B54" svg:x="1.331cm" svg:y="1.275cm" svg:width="14.349cm" svg:height="6.564cm">
          <chartooo:coordinate-region svg:x="1.952cm" svg:y="1.474cm" svg:width="13.728cm" svg:height="5.574cm"/>
          <chart:axis chart:dimension="x" chart:name="primary-x" chart:style-name="ch4">
            <chart:title svg:x="7.866cm" svg:y="8.019cm" chart:style-name="ch5">
              <text:p>Iteration</text:p>
            </chart:title>
          </chart:axis>
          <chart:axis chart:dimension="y" chart:name="primary-y" chart:style-name="ch4">
            <chart:title svg:x="0.451cm" svg:y="5.064cm" chart:style-name="ch6">
              <text:p>PSNR</text:p>
            </chart:title>
            <chart:grid chart:style-name="ch7" chart:class="major"/>
          </chart:axis>
          <chart:series chart:style-name="ch8" chart:values-cell-range-address="Sheet1.B5:Sheet1.B54" chart:class="chart:line">
            <chart:data-point chart:repeated="50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6748428">
                <text:p>40.6748428</text:p>
                <draw:g>
                  <svg:desc>Sheet1.B5:Sheet1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3076172">
                <text:p>38.3076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3245049">
                <text:p>43.3245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6224327">
                <text:p>43.6224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7077217">
                <text:p>44.7077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8797798">
                <text:p>44.8797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9685364">
                <text:p>44.9685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8022575">
                <text:p>44.8022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6634331">
                <text:p>44.6634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5227585">
                <text:p>44.5227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435688">
                <text:p>44.435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3813019">
                <text:p>44.3813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3574295">
                <text:p>44.3574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3516159">
                <text:p>44.351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3558693">
                <text:p>44.3558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3647308">
                <text:p>44.3647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3742294">
                <text:p>44.3742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831863">
                <text:p>44.3831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3901939">
                <text:p>44.39019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3954315">
                <text:p>44.3954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3989716">
                <text:p>44.3989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4013252">
                <text:p>44.4013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402626">
                <text:p>44.402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034119">
                <text:p>44.4034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.4036636">
                <text:p>44.4036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.4036407">
                <text:p>44.40364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4034691">
                <text:p>44.4034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4031639">
                <text:p>44.40316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028893">
                <text:p>44.40288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4026337">
                <text:p>44.40263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4023514">
                <text:p>44.4023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4021721">
                <text:p>44.40217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4020271">
                <text:p>44.40202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4018631">
                <text:p>44.4018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4017792">
                <text:p>44.40177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4017105">
                <text:p>44.4017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4016609">
                <text:p>44.40166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.401577">
                <text:p>44.4015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.4015274">
                <text:p>44.4015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4014778">
                <text:p>44.40147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.4014854">
                <text:p>44.40148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.4014359">
                <text:p>44.4014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014091">
                <text:p>44.40140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4013863">
                <text:p>44.4013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4013786">
                <text:p>44.4013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4013214">
                <text:p>44.40132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4013023">
                <text:p>44.40130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4012871">
                <text:p>44.4012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4012642">
                <text:p>44.40126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4012527">
                <text:p>44.4012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28cm" svg:y="0.316cm" chart:style-name="ch2">
          <text:p>Loss Function</text:p>
        </chart:title>
        <chart:legend chart:legend-position="end" svg:x="13.148cm" svg:y="4.201cm" style:legend-expansion="high" chart:style-name="ch3"/>
        <chart:plot-area chart:style-name="ch4" table:cell-range-address="Sheet1.C5:Sheet1.C54" svg:x="1.331cm" svg:y="1.275cm" svg:width="11.497cm" svg:height="6.564cm">
          <chartooo:coordinate-region svg:x="2.878cm" svg:y="1.474cm" svg:width="9.95cm" svg:height="5.574cm"/>
          <chart:axis chart:dimension="x" chart:name="primary-x" chart:style-name="ch5">
            <chart:title svg:x="6.44cm" svg:y="8.019cm" chart:style-name="ch6">
              <text:p>Iteration</text:p>
            </chart:title>
          </chart:axis>
          <chart:axis chart:dimension="y" chart:name="primary-y" chart:style-name="ch5">
            <chart:title svg:x="0.451cm" svg:y="4.879cm" chart:style-name="ch7">
              <text:p>J(x)</text:p>
            </chart:title>
            <chart:grid chart:style-name="ch8" chart:class="major"/>
          </chart:axis>
          <chart:series chart:style-name="ch9" chart:values-cell-range-address="Sheet1.C5:Sheet1.C54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5625.62">
                <text:p>1555625.62</text:p>
                <draw:g>
                  <svg:desc>Sheet1.C5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6863.25">
                <text:p>1626863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1851.62">
                <text:p>149185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8437.12">
                <text:p>1488437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0654.25">
                <text:p>147065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1201">
                <text:p>1471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1258.62">
                <text:p>1471258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5105.5">
                <text:p>147510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7263">
                <text:p>1477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9125.25">
                <text:p>1479125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9742">
                <text:p>1479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9997.75">
                <text:p>1479997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9933.25">
                <text:p>1479933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9847.5">
                <text:p>1479847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9729.75">
                <text:p>1479729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9738.25">
                <text:p>1479738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9720">
                <text:p>14797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9727">
                <text:p>14797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9734">
                <text:p>1479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9761.88">
                <text:p>1479761.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9769.75">
                <text:p>1479769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9784.75">
                <text:p>1479784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9791">
                <text:p>1479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9799.75">
                <text:p>1479799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9808.5">
                <text:p>147980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9821.5">
                <text:p>147982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9835">
                <text:p>1479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9851.5">
                <text:p>147985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9863.88">
                <text:p>1479863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9875.75">
                <text:p>1479875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9886.38">
                <text:p>1479886.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9896.5">
                <text:p>1479896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9907.62">
                <text:p>1479907.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9920.5">
                <text:p>147992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9931.62">
                <text:p>1479931.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9942.5">
                <text:p>147994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9957.25">
                <text:p>1479957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9968.25">
                <text:p>1479968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9979.75">
                <text:p>1479979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9987.75">
                <text:p>1479987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9996.75">
                <text:p>1479996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0004.75">
                <text:p>1480004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0015">
                <text:p>1480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0025.25">
                <text:p>1480025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0035">
                <text:p>14800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0044.88">
                <text:p>1480044.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0055">
                <text:p>1480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0063">
                <text:p>14800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0070.75">
                <text:p>1480070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0078.12">
                <text:p>1480078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